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36a8"/>
    </style:style>
    <style:style style:name="P2" style:family="paragraph" style:parent-style-name="Standard">
      <style:text-properties fo:font-style="italic" officeooo:paragraph-rsid="001e913b" style:font-style-asian="italic" style:font-style-complex="italic"/>
    </style:style>
    <style:style style:name="P3" style:family="paragraph" style:parent-style-name="Standard">
      <style:text-properties officeooo:paragraph-rsid="001acf42"/>
    </style:style>
    <style:style style:name="P4" style:family="paragraph" style:parent-style-name="Standard">
      <style:text-properties officeooo:paragraph-rsid="001bf168"/>
    </style:style>
    <style:style style:name="P5" style:family="paragraph" style:parent-style-name="Standard">
      <style:text-properties officeooo:rsid="001936a8" officeooo:paragraph-rsid="001936a8"/>
    </style:style>
    <style:style style:name="P6" style:family="paragraph" style:parent-style-name="Standard">
      <style:text-properties fo:font-style="italic" officeooo:rsid="001936a8" officeooo:paragraph-rsid="001936a8" style:font-style-asian="italic" style:font-style-complex="italic"/>
    </style:style>
    <style:style style:name="P7" style:family="paragraph" style:parent-style-name="Standard">
      <style:text-properties fo:font-style="italic" officeooo:rsid="001acf42" officeooo:paragraph-rsid="001acf42" style:font-style-asian="italic" style:font-style-complex="italic"/>
    </style:style>
    <style:style style:name="P8" style:family="paragraph" style:parent-style-name="Standard">
      <style:text-properties fo:font-style="italic" officeooo:rsid="001cbe67" officeooo:paragraph-rsid="001cbe67" style:font-style-asian="italic" style:font-style-complex="italic"/>
    </style:style>
    <style:style style:name="P9" style:family="paragraph" style:parent-style-name="Standard">
      <style:text-properties fo:font-style="italic" officeooo:rsid="001e913b" officeooo:paragraph-rsid="001e913b" style:font-style-asian="italic" style:font-style-complex="italic"/>
    </style:style>
    <style:style style:name="P10" style:family="paragraph" style:parent-style-name="Standard">
      <style:text-properties officeooo:rsid="001acf42" officeooo:paragraph-rsid="001acf42"/>
    </style:style>
    <style:style style:name="P11" style:family="paragraph" style:parent-style-name="Standard">
      <style:text-properties officeooo:rsid="001f81b2" officeooo:paragraph-rsid="001f81b2"/>
    </style:style>
    <style:style style:name="P12" style:family="paragraph" style:parent-style-name="Standard">
      <style:text-properties officeooo:rsid="001cbe67" officeooo:paragraph-rsid="001cbe67"/>
    </style:style>
    <style:style style:name="P13" style:family="paragraph" style:parent-style-name="Standard">
      <style:text-properties officeooo:rsid="001cbe67" officeooo:paragraph-rsid="001bf168"/>
    </style:style>
    <style:style style:name="P14" style:family="paragraph" style:parent-style-name="Standard">
      <style:text-properties fo:font-style="normal" officeooo:rsid="001cbe67" officeooo:paragraph-rsid="001cbe67" style:font-style-asian="normal" style:font-style-complex="normal"/>
    </style:style>
    <style:style style:name="P15" style:family="paragraph" style:parent-style-name="Standard">
      <style:text-properties fo:font-style="normal" officeooo:rsid="001e913b" officeooo:paragraph-rsid="001e913b" style:font-style-asian="normal" style:font-style-complex="normal"/>
    </style:style>
    <style:style style:name="P16" style:family="paragraph" style:parent-style-name="Standard">
      <style:text-properties fo:font-style="normal" officeooo:rsid="001e913b" officeooo:paragraph-rsid="00227ddb" style:font-style-asian="normal" style:font-style-complex="normal"/>
    </style:style>
    <style:style style:name="P17" style:family="paragraph" style:parent-style-name="Standard">
      <style:text-properties fo:font-style="normal" officeooo:rsid="001f81b2" officeooo:paragraph-rsid="001f81b2" style:font-style-asian="normal" style:font-style-complex="normal"/>
    </style:style>
    <style:style style:name="T1" style:family="text">
      <style:text-properties officeooo:rsid="001936a8"/>
    </style:style>
    <style:style style:name="T2" style:family="text">
      <style:text-properties officeooo:rsid="001acf42"/>
    </style:style>
    <style:style style:name="T3" style:family="text">
      <style:text-properties officeooo:rsid="001bf168"/>
    </style:style>
    <style:style style:name="T4" style:family="text">
      <style:text-properties officeooo:rsid="001cbe67"/>
    </style:style>
    <style:style style:name="T5" style:family="text">
      <style:text-properties officeooo:rsid="001e913b"/>
    </style:style>
    <style:style style:name="T6" style:family="text">
      <style:text-properties officeooo:rsid="001f81b2"/>
    </style:style>
    <style:style style:name="T7" style:family="text">
      <style:text-properties officeooo:rsid="0020eeaf"/>
    </style:style>
    <style:style style:name="T8" style:family="text">
      <style:text-properties officeooo:rsid="00227ddb"/>
    </style:style>
    <style:style style:name="T9" style:family="text">
      <style:text-properties officeooo:rsid="0023e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DER QA Testing</text:p>
      <text:p text:style-name="P5"/>
      <text:p text:style-name="P5">General Comments</text:p>
      <text:p text:style-name="P5">- when exercising certain functionalities, if an unexpected error occurs, note the</text:p>
      <text:p text:style-name="P5">conditions that led to the error. <text:s/>If possible, record the steps that led to the error and</text:p>
      <text:p text:style-name="P5">ensure that the steps can be repeated to produce the error consistently</text:p>
      <text:p text:style-name="P5"/>
      <text:p text:style-name="P5"/>
      <text:p text:style-name="P5">Administration </text:p>
      <text:p text:style-name="P5"/>
      <text:p text:style-name="P6">Administration -&gt; User Management</text:p>
      <text:p text:style-name="P5"/>
      <text:p text:style-name="P5">- create users with different image modality access permutations</text:p>
      <text:p text:style-name="P5">- test Add / Remove /Reset / Close buttons of user management dialog</text:p>
      <text:p text:style-name="P5">- login and test each user</text:p>
      <text:p text:style-name="P5"/>
      <text:p text:style-name="P6">Administration -&gt; Update Database</text:p>
      <text:p text:style-name="P5"/>
      <text:p text:style-name="P5">- test run the update database (test Abort)</text:p>
      <text:p text:style-name="P5"/>
      <text:p text:style-name="P6">Actions</text:p>
      <text:p text:style-name="P5"/>
      <text:p text:style-name="P5">- exercise all Action functions, check hot key access <text:s/>(eg., Ctrl+L )</text:p>
      <text:p text:style-name="P5"/>
      <text:p text:style-name="P6">Actions -&gt; Login , Logout (Ctrl+L)</text:p>
      <text:p text:style-name="P5"/>
      <text:p text:style-name="P5">- <text:s/>test log in with correct and incorrect user name / password</text:p>
      <text:p text:style-name="P5"/>
      <text:p text:style-name="P6">Actions -&gt; Change Password (Ctrl+P)</text:p>
      <text:p text:style-name="P5"/>
      <text:p text:style-name="P5">- test change password function, log out and log back in with new password</text:p>
      <text:p text:style-name="P5"/>
      <text:p text:style-name="P6">Actions -&gt; Exit (Ctrl+Q)</text:p>
      <text:p text:style-name="P5"/>
      <text:p text:style-name="P5">- test exit / shutdown of Alder appliction</text:p>
      <text:p text:style-name="P5"/>
      <text:p text:style-name="P6">Actions -&gt; Open Interview (Ctrl+I)</text:p>
      <text:p text:style-name="P5"/>
      <text:p text:style-name="P5">- test Search UID by entering single or comma separated multiple search terms (eg., A, B, G12, H1234567 etc.)</text:p>
      <text:p text:style-name="P5"/>
      <text:p text:style-name="P5">- click on table rows to update information on availability of scans, which ones are already in the Alder</text:p>
      <text:p text:style-name="P5">database and rated etc.</text:p>
      <text:p text:style-name="P5"/>
      <text:p text:style-name="P5">- select a row of the table (one interview) , click OK and ensure the data are loaded into the right hand panel of the application</text:p>
      <text:p text:style-name="P5"/>
      <text:p text:style-name="P5"/>
      <text:p text:style-name="P5"/>
      <text:p text:style-name="P7"><text:soft-page-break/>Interview Widget</text:p>
      <text:p text:style-name="P10"/>
      <text:p text:style-name="P11">- the interview widget is use to select specific images for viewing, rating, and adding commentary to</text:p>
      <text:p text:style-name="P1"><text:span text:style-name="T1">- exercise the functionality of the </text:span><text:span text:style-name="T2">interview</text:span><text:span text:style-name="T1"> </text:span><text:span text:style-name="T2">widget located along the right hand side of the application</text:span><text:span text:style-name="T1">: Previous Interview, Next Interview, Open loaded interviews only, Open unrated interviews only etc.</text:span></text:p>
      <text:p text:style-name="P3"><text:span text:style-name="T2">- </text:span><text:span text:style-name="T3">click and expand on image modalities in the exam tree widget</text:span></text:p>
      <text:p text:style-name="P4"><text:span text:style-name="T3">- </text:span><text:span text:style-name="T4">click on individual images to view in the main window</text:span></text:p>
      <text:p text:style-name="P12">- test the Rating slider</text:p>
      <text:p text:style-name="P13"/>
      <text:p text:style-name="P8">Image Interactions</text:p>
      <text:p text:style-name="P8"/>
      <text:p text:style-name="P14">- image manipulations include:</text:p>
      <text:p text:style-name="P14">- left mouse button click and drag up/down changes brightness (level)</text:p>
      <text:p text:style-name="P14">- left mouse button click and drag left/right changes contrast (window)</text:p>
      <text:p text:style-name="P14">- “r” keypress resets the window level values to default</text:p>
      <text:p text:style-name="P14">- middle mouse button click and drag pans the image</text:p>
      <text:p text:style-name="P14">- right mouse button click and drag <text:span text:style-name="T7">up zooms in, drag down zooms out</text:span></text:p>
      <text:p text:style-name="P15">- “shift+r” key combination resets the scale and position of the image</text:p>
      <text:p text:style-name="P16">- cineloop playback controls along are active only for ultrasound images and include: <text:span text:style-name="T8">go to start (first slice)</text:span>, <text:span text:style-name="T8">step backward one slice, </text:span><text:s/><text:span text:style-name="T8">play backward /</text:span> pause, <text:span text:style-name="T8">play forward / pause</text:span>, <text:s/><text:span text:style-name="T8">step forward one slice, toggle repeat play for multi-slice images, change frame rate (fps), horizontal scroll bar to scroll slices, spin box to scroll slices or enter by number and go to slice</text:span></text:p>
      <text:p text:style-name="P15"/>
      <text:p text:style-name="P9">Atlas Widget</text:p>
      <text:p text:style-name="P15"/>
      <text:p text:style-name="P17">- the atlas widget can be used to compare an image selected from the interview widget side by side with one or more images that have been previously rated by an expert user</text:p>
      <text:p text:style-name="P17">- select an image, Ctrl+A toggles the atlas widget to appear along the left hand side of the application and closes the interview widget from view</text:p>
      <text:p text:style-name="P17">- select a rating category to compare the image to</text:p>
      <text:p text:style-name="P17">- click Next Interview / Previous Interview to compare different images of the same rating category with the chosen image of the current interview</text:p>
      <text:p text:style-name="P17">- atlas widget <text:s/>text boxes are for content display only (no editing)</text:p>
      <text:p text:style-name="P15"/>
      <text:p text:style-name="P2"><text:span text:style-name="T6">Dicom Tag Wiget</text:span><text:span text:style-name="T5"> </text:span></text:p>
      <text:p text:style-name="P14"/>
      <text:p text:style-name="P17">- Dicom tags are viewable for Dexa and Ultrasound images</text:p>
      <text:p text:style-name="P17">- the atlas widget must be closed and the interview widget visible with a Dexa or Ultrasound image selected for viewing</text:p>
      <text:p text:style-name="P17">- Ctrl+<text:span text:style-name="T9">T</text:span> toggles the display of Dicom tags for the current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09:18:58</meta:creation-date>
    <meta:generator>LibreOffice/4.0.2.2$Linux_X86_64 LibreOffice_project/400m0$Build-2</meta:generator>
    <dc:date>2013-10-30T10:41:29</dc:date>
    <meta:editing-duration>PT45M9S</meta:editing-duration>
    <meta:editing-cycles>3</meta:editing-cycles>
    <meta:document-statistic meta:table-count="0" meta:image-count="0" meta:object-count="0" meta:page-count="2" meta:paragraph-count="50" meta:word-count="593" meta:character-count="3427" meta:non-whitespace-character-count="2876"/>
  </office:meta>
</office:document-meta>
</file>